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center" style:justify-single-word="false"/>
      <style:text-properties fo:color="#ff3333"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color="#ff3333"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start" style:justify-single-word="false"/>
      <style:text-properties fo:color="#ff3333"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fo:color="#ff3333"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text-align="start" style:justify-single-word="false"/>
      <style:text-properties style:text-underline-style="none" fo:font-weight="bold" style:font-weight-asian="bold" style:font-weight-complex="bold"/>
    </style:style>
    <style:style style:name="P11" style:family="paragraph" style:parent-style-name="Standard">
      <style:paragraph-properties fo:text-align="justify" style:justify-single-word="false"/>
      <style:text-properties fo:color="#ff0000" style:text-underline-style="none" fo:font-weight="normal" style:font-weight-asian="normal" style:font-weight-complex="normal"/>
    </style:style>
    <style:style style:name="P12" style:family="paragraph" style:parent-style-name="Standard">
      <style:paragraph-properties fo:text-align="start" style:justify-single-word="false"/>
      <style:text-properties fo:color="#ff0000" style:text-underline-style="none" fo:font-weight="normal" style:font-weight-asian="normal" style:font-weight-complex="normal"/>
    </style:style>
    <style:style style:name="P13" style:family="paragraph" style:parent-style-name="Standard">
      <style:paragraph-properties fo:text-align="start" style:justify-single-word="false"/>
      <style:text-properties fo:color="#ff0000" fo:font-style="italic" style:text-underline-style="none" fo:font-weight="normal"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color="#ff0000" fo:font-style="italic" style:text-underline-style="none" fo:font-weight="normal"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color="#ff0000" style:text-position="0% 100%" style:text-underline-style="solid" style:text-underline-width="auto" style:text-underline-color="font-color" fo:font-weight="normal" style:font-weight-asian="normal" style:font-weight-complex="normal"/>
    </style:style>
    <style:style style:name="P16" style:family="paragraph" style:parent-style-name="Standard">
      <style:paragraph-properties fo:text-align="start" style:justify-single-word="false"/>
      <style:text-properties fo:color="#000000" style:text-underline-style="solid" style:text-underline-width="auto" style:text-underline-color="font-color" fo:font-weight="normal" style:font-weight-asian="normal" style:font-weight-complex="normal"/>
    </style:style>
    <style:style style:name="P17"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18"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19" style:family="paragraph" style:parent-style-name="Standard">
      <style:paragraph-properties fo:text-align="center" style:justify-single-word="false"/>
      <style:text-properties fo:color="#000000" style:text-underline-style="none" fo:font-weight="bold" style:font-weight-asian="bold" style:font-weight-complex="bold"/>
    </style:style>
    <style:style style:name="P20" style:family="paragraph" style:parent-style-name="Standard">
      <style:paragraph-properties fo:text-align="start" style:justify-single-word="false"/>
      <style:text-properties fo:color="#000000" style:text-underline-style="none" fo:font-weight="bold" style:font-weight-asian="bold" style:font-weight-complex="bold"/>
    </style:style>
    <style:style style:name="P21" style:family="paragraph" style:parent-style-name="Standard">
      <style:paragraph-properties fo:text-align="justify" style:justify-single-word="false"/>
      <style:text-properties fo:color="#3333ff" style:text-underline-style="none" fo:font-weight="bold" style:font-weight-asian="bold" style:font-weight-complex="bold"/>
    </style:style>
    <style:style style:name="P22" style:family="paragraph" style:parent-style-name="Standard">
      <style:paragraph-properties fo:text-align="start" style:justify-single-word="false"/>
      <style:text-properties fo:color="#3333ff" style:text-underline-style="none" fo:font-weight="bold" style:font-weight-asian="bold" style:font-weight-complex="bold"/>
    </style:style>
    <style:style style:name="P23" style:family="paragraph" style:parent-style-name="Standard">
      <style:paragraph-properties fo:text-align="start" style:justify-single-word="false"/>
      <style:text-properties fo:color="#3333ff" style:text-underline-style="none" fo:font-weight="normal" style:font-weight-asian="normal" style:font-weight-complex="normal"/>
    </style:style>
    <style:style style:name="P24" style:family="paragraph" style:parent-style-name="Standard">
      <style:paragraph-properties fo:text-align="justify" style:justify-single-word="false"/>
      <style:text-properties fo:color="#3333ff" style:text-underline-style="none" fo:font-weight="normal" style:font-weight-asian="normal" style:font-weight-complex="normal"/>
    </style:style>
    <style:style style:name="P2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Times New Roman1" fo:font-style="italic" style:text-underline-style="none" fo:font-weight="normal"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style:font-name="Times New Roman1" style:text-underline-style="none" fo:font-weight="normal" style:font-weight-asian="normal" style:font-weight-complex="normal"/>
    </style:style>
    <style:style style:name="P28" style:family="paragraph" style:parent-style-name="Standard">
      <style:paragraph-properties fo:text-align="start" style:justify-single-word="false"/>
      <style:text-properties style:font-name="Times New Roman1" style:text-underline-style="none" fo:font-weight="normal" style:font-weight-asian="normal" style:font-weight-complex="normal"/>
    </style:style>
    <style:style style:name="P29" style:family="paragraph" style:parent-style-name="Standard" style:list-style-name="L1">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30" style:family="paragraph" style:parent-style-name="Standard" style:list-style-name="L4">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32" style:family="paragraph" style:parent-style-name="Standard" style:list-style-name="L6">
      <style:paragraph-properties fo:text-align="start" style:justify-single-word="false"/>
      <style:text-properties fo:color="#000000" style:text-underline-style="none" fo:font-weight="normal" style:font-weight-asian="normal" style:font-weight-complex="normal"/>
    </style:style>
    <style:style style:name="P33" style:family="paragraph" style:parent-style-name="Standard" style:list-style-name="L7">
      <style:paragraph-properties fo:text-align="start" style:justify-single-word="false"/>
      <style:text-properties fo:color="#000000" style:text-underline-style="none" fo:font-weight="normal" style:font-weight-asian="normal" style:font-weight-complex="normal"/>
    </style:style>
    <style:style style:name="P34" style:family="paragraph" style:parent-style-name="Standard" style:list-style-name="L9">
      <style:paragraph-properties fo:text-align="start" style:justify-single-word="false"/>
      <style:text-properties fo:color="#000000" style:text-underline-style="none" fo:font-weight="normal" style:font-weight-asian="normal" style:font-weight-complex="normal"/>
    </style:style>
    <style:style style:name="P35" style:family="paragraph" style:parent-style-name="Standard" style:list-style-name="L10">
      <style:paragraph-properties fo:text-align="start" style:justify-single-word="false"/>
      <style:text-properties fo:color="#000000" style:text-underline-style="none" fo:font-weight="normal" style:font-weight-asian="normal" style:font-weight-complex="normal"/>
    </style:style>
    <style:style style:name="P36" style:family="paragraph" style:parent-style-name="Standard">
      <style:paragraph-properties fo:text-align="start" style:justify-single-word="false"/>
      <style:text-properties fo:color="#000000" style:text-underline-style="solid" style:text-underline-width="auto" style:text-underline-color="font-color" fo:font-weight="normal" style:font-weight-asian="normal" style:font-weight-complex="normal"/>
    </style:style>
    <style:style style:name="P37" style:family="paragraph" style:parent-style-name="Standard" style:list-style-name="L2">
      <style:paragraph-properties fo:text-align="start" style:justify-single-word="false"/>
      <style:text-properties fo:color="#ff3333" fo:font-style="italic" style:text-underline-style="none" fo:font-weight="normal" style:font-style-asian="italic" style:font-weight-asian="normal" style:font-style-complex="italic" style:font-weight-complex="normal"/>
    </style:style>
    <style:style style:name="P38" style:family="paragraph" style:parent-style-name="Standard" style:list-style-name="L4">
      <style:paragraph-properties fo:text-align="start" style:justify-single-word="false"/>
      <style:text-properties fo:color="#ff3333" fo:font-style="italic" style:text-underline-style="none" fo:font-weight="normal"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style:text-underline-style="none" fo:font-weight="normal" style:font-weight-asian="normal" style:font-weight-complex="normal"/>
    </style:style>
    <style:style style:name="P40"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41"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42"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43" style:family="paragraph" style:parent-style-name="Standard" style:list-style-name="L8">
      <style:paragraph-properties fo:text-align="start" style:justify-single-word="false"/>
      <style:text-properties style:text-underline-style="none" fo:font-weight="normal" style:font-weight-asian="normal" style:font-weight-complex="normal"/>
    </style:style>
    <style:style style:name="P44" style:family="paragraph" style:parent-style-name="Standard" style:list-style-name="L11">
      <style:paragraph-properties fo:text-align="start" style:justify-single-word="false"/>
      <style:text-properties style:text-underline-style="none" fo:font-weight="normal" style:font-weight-asian="normal" style:font-weight-complex="normal"/>
    </style:style>
    <style:style style:name="P45" style:family="paragraph" style:parent-style-name="Standard" style:list-style-name="L12">
      <style:paragraph-properties fo:text-align="start" style:justify-single-word="false"/>
      <style:text-properties style:text-underline-style="none" fo:font-weight="normal" style:font-weight-asian="normal" style:font-weight-complex="normal"/>
    </style:style>
    <style:style style:name="P46"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style:font-weight-asian="normal" style:font-weight-complex="normal"/>
    </style:style>
    <style:style style:name="P48" style:family="paragraph" style:parent-style-name="Standard" style:list-style-name="L5">
      <style:paragraph-properties fo:text-align="start" style:justify-single-word="false"/>
      <style:text-properties fo:color="#ff0000" fo:font-style="italic" style:text-underline-style="none" fo:font-weight="bold" style:font-style-asian="italic" style:font-weight-asian="bold" style:font-style-complex="italic" style:font-weight-complex="bold"/>
    </style:style>
    <style:style style:name="P49" style:family="paragraph" style:parent-style-name="Standard" style:list-style-name="L5">
      <style:paragraph-properties fo:text-align="start" style:justify-single-word="false"/>
      <style:text-properties fo:color="#ff0000" fo:font-style="italic" style:text-underline-style="none" fo:font-weight="normal" style:font-style-asian="italic" style:font-weight-asian="normal" style:font-style-complex="italic" style:font-weight-complex="normal"/>
    </style:style>
    <style:style style:name="P50" style:family="paragraph" style:parent-style-name="Standard" style:list-style-name="L18">
      <style:paragraph-properties fo:text-align="start" style:justify-single-word="false"/>
      <style:text-properties fo:color="#ff0000" fo:font-style="italic" style:text-underline-style="none" fo:font-weight="normal" style:font-style-asian="italic" style:font-weight-asian="normal" style:font-style-complex="italic" style:font-weight-complex="normal"/>
    </style:style>
    <style:style style:name="P51" style:family="paragraph" style:parent-style-name="Standard" style:list-style-name="L14">
      <style:paragraph-properties fo:text-align="start" style:justify-single-word="false"/>
      <style:text-properties fo:color="#ff0000" style:text-underline-style="none" fo:font-weight="normal" style:font-weight-asian="normal" style:font-weight-complex="normal"/>
    </style:style>
    <style:style style:name="P52" style:family="paragraph" style:parent-style-name="Standard" style:list-style-name="L15">
      <style:paragraph-properties fo:text-align="start" style:justify-single-word="false"/>
      <style:text-properties fo:color="#ff0000" style:text-underline-style="none" fo:font-weight="normal" style:font-weight-asian="normal" style:font-weight-complex="normal"/>
    </style:style>
    <style:style style:name="P53" style:family="paragraph" style:parent-style-name="Standard" style:list-style-name="L16">
      <style:paragraph-properties fo:text-align="start" style:justify-single-word="false"/>
      <style:text-properties fo:color="#ff0000" style:text-underline-style="none" fo:font-weight="normal" style:font-weight-asian="normal" style:font-weight-complex="normal"/>
    </style:style>
    <style:style style:name="P54" style:family="paragraph" style:parent-style-name="Standard" style:list-style-name="L17">
      <style:paragraph-properties fo:text-align="start" style:justify-single-word="false"/>
      <style:text-properties fo:color="#ff0000"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color="#ff0000"/>
    </style:style>
    <style:style style:name="T3" style:family="text">
      <style:text-properties fo:color="#ff0000" fo:font-style="italic" style:font-style-asian="italic" style:font-style-complex="italic"/>
    </style:style>
    <style:style style:name="T4" style:family="text">
      <style:text-properties style:text-position="sub 58%"/>
    </style:style>
    <style:style style:name="T5" style:family="text">
      <style:text-properties style:text-position="sub 58%" fo:font-weight="bold" style:font-weight-asian="bold" style:font-weight-complex="bold"/>
    </style:style>
    <style:style style:name="T6" style:family="text">
      <style:text-properties style:text-position="sub 58%" style:font-name="Times New Roman1"/>
    </style:style>
    <style:style style:name="T7" style:family="text">
      <style:text-properties style:text-position="sub 58%" style:font-name="Times New Roman1"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color="#6666ff"/>
    </style:style>
    <style:style style:name="T10" style:family="text">
      <style:text-properties fo:color="#3333ff"/>
    </style:style>
    <style:style style:name="T11" style:family="text">
      <style:text-properties fo:color="#3333ff" fo:font-weight="bold" style:font-weight-asian="bold" style:font-weight-complex="bold"/>
    </style:style>
    <style:style style:name="T12" style:family="text">
      <style:text-properties style:text-position="super 58%"/>
    </style:style>
    <style:style style:name="T13" style:family="text">
      <style:text-properties style:text-position="0% 100%"/>
    </style:style>
    <style:style style:name="T14" style:family="text">
      <style:text-properties style:text-position="0% 100%" style:text-underline-style="none"/>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font-name="Times New Roman1"/>
    </style:style>
    <style:style style:name="T18" style:family="text">
      <style:text-properties style:font-name="Times New Roman1" style:font-name-asian="Times New Roman1" style:font-name-complex="Times New Roman1"/>
    </style:style>
    <style:style style:name="T19" style:family="text">
      <style:text-properties style:font-name="Times New Roman1" fo:font-style="normal" style:font-style-asian="normal" style:font-style-complex="normal"/>
    </style:style>
    <style:style style:name="T20" style:family="text">
      <style:text-properties style:font-name="Times New Roman1" fo:font-style="normal" fo:font-weight="bold" style:font-style-asian="normal" style:font-weight-asian="bold" style:font-style-complex="normal" style:font-weight-complex="bold"/>
    </style:style>
    <style:style style:name="T21" style:family="text">
      <style:text-properties style:font-name="Times New Roman1"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color="#000000"/>
    </style:style>
    <style:style style:name="T24" style:family="text">
      <style:text-properties fo:color="#ff3333" fo:font-style="italic" style:font-style-asian="italic" style:font-style-complex="italic"/>
    </style:style>
    <style:style style:name="T25" style:family="text">
      <style:text-properties style:font-name="Times New Roman"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P n°1 – Gravitation</text:p>
      <text:p text:style-name="P8"/>
      <text:p text:style-name="P10">Pré-requis :</text:p>
      <text:list xml:id="list49808322038217866" text:style-name="L1">
        <text:list-item>
          <text:p text:style-name="P29">Mécanique du point</text:p>
        </text:list-item>
      </text:list>
      <text:list xml:id="list3318855874588988847" text:style-name="L2">
        <text:list-item>
          <text:p text:style-name="P37">Dynamique en référentiel non-galiléen</text:p>
        </text:list-item>
        <text:list-item>
          <text:p text:style-name="P40">Électrostatique</text:p>
        </text:list-item>
      </text:list>
      <text:p text:style-name="P8"/>
      <text:p text:style-name="P10">Objectifs :</text:p>
      <text:list xml:id="list7991305878065330595" text:style-name="L3">
        <text:list-item>
          <text:p text:style-name="P41">Définir la force d'interaction gravitationnelle<text:span text:style-name="T22"> </text:span><text:span text:style-name="T24">et le champ gravitationnel</text:span></text:p>
        </text:list-item>
      </text:list>
      <text:list xml:id="list3047466485508915165" text:style-name="L4">
        <text:list-item>
          <text:p text:style-name="P30">Démontrer les lois de Kepler</text:p>
        </text:list-item>
        <text:list-item>
          <text:p text:style-name="P38">Calculer le champ gravitationnel généré par une distribution de masse</text:p>
        </text:list-item>
        <text:list-item>
          <text:p text:style-name="P42">Applications à l'astrophysique <text:span text:style-name="T24">et à la dynamique terrestre</text:span></text:p>
        </text:list-item>
      </text:list>
      <text:p text:style-name="P8"/>
      <text:p text:style-name="P8"/>
      <text:p text:style-name="P1">INTRODUCTION</text:p>
      <text:p text:style-name="P8"/>
      <text:p text:style-name="P9">Des quatre interactions fondamentales, l'interaction gravitationnelle est celle qui a été découverte en premier. De tous temps, l'être humain a cherché à expliquer, à prédire le mouvement des astres qu'il était capable de voir à l’œil nu. Les mesures précises faites par l'astronome danois Tycho Brahe en 1598 permirent à son élève, Johannes Kepler, de formuler trois lois permettant de décrire le mouvement des astres :</text:p>
      <text:p text:style-name="P9"/>
      <text:p text:style-name="P21">Loi des orbites</text:p>
      <text:p text:style-name="P9">« Les planètes du système solaire décrivent des trajectoires elliptiques, dont le Soleil occupe l'un des foyers. »</text:p>
      <text:p text:style-name="P9"/>
      <text:p text:style-name="P21">Loi des aires</text:p>
      <text:p text:style-name="P9">« Le mouvement de chaque planète est tel que le segment de droite reliant le Soleil et la planète balaie des aires égales pendant des durées égales. »</text:p>
      <text:p text:style-name="P9"/>
      <text:p text:style-name="P21">Loi des périodes</text:p>
      <text:p text:style-name="P9">« Pour toutes les planètes, le rapport entre le cube du demi grand axe de la trajectoire et le carré de la période de révolution est le même. Cette constante ne dépend pas de la masse de la planète. »</text:p>
      <text:p text:style-name="P9"/>
      <text:p text:style-name="P9">Ce travail lui prit environ vingt années, que l'on peut expliquer par la nécessité d'améliorer les instruments d'optique nécessaires à l'observation et par le temps requis pour se détacher des vieilles conceptions en astronomie, encore dominantes à son époque (datant pour la plupart de l'époque d'Aristote). En témoignent, à la même époque, les déboires de Galilée avec l'Inquisition et la censure de la théorie héliocentrique de Copernic.</text:p>
      <text:p text:style-name="P9"/>
      <text:p text:style-name="P9">C'est Isaac Newton, plus d'un demi-siècle après, qui proposa le premier modèle mathématique de l'interaction gravitationnelle dans ses Principes, la « Loi Universelle de la Gravitation ». Ce modèle lui permit de démontrer les Trois Lois de Kepler et servit de référence longtemps après sa mort, jusqu'à l'avènement de la relativité générale en 1915, grâce aux travaux d'Albert Einstein. On utilise encore aujourd'hui la théorie de Newton lorsque les effets relativistes sont négligeables (vitesses et champs gravitationnels de faible intensité).</text:p>
      <text:p text:style-name="P9"/>
      <text:p text:style-name="P9">L'objectif de cette leçon est de présenter la théorie de la gravitation classique découlant des idées de Newton<text:span text:style-name="T2">,</text:span> <text:span text:style-name="T3">de démontrer les lois de Kepler</text:span> puis de faire le lien entre la gravitation et la notion de pesanteur telle qu'elle est perçue dans la vie de tous les jours. On abordera des problématiques d'astrophysique et de dynamique terrestre pour illustrer la leçon.</text:p>
      <text:p text:style-name="P9"><text:soft-page-break/></text:p>
      <text:p text:style-name="P1">I – L'INTERACTION GRAVITATIONNELLE</text:p>
      <text:p text:style-name="P8"/>
      <text:p text:style-name="P1">A/ Force d'attraction gravitationnelle</text:p>
      <text:p text:style-name="P8"/>
      <text:p text:style-name="P2">1°) Expression</text:p>
      <text:p text:style-name="P8"/>
      <text:p text:style-name="P8"><text:span text:style-name="T11">Énoncé :</text:span><text:span text:style-name="T9"> </text:span>la force d'attraction gravitationnelle ou force de gravitation exercée par un corps ponctuel A<text:span text:style-name="T4">2</text:span> sur un corps ponctuel A<text:span text:style-name="T4">1</text:span> est inversement proportionnelle à la distance r = A<text:span text:style-name="T4">2</text:span>A<text:span text:style-name="T4">1</text:span> séparant ces deux corps et proportionnelle à leurs masses graves m<text:span text:style-name="T4">1</text:span>* et m<text:span text:style-name="T4">2</text:span>* :</text:p>
      <text:p text:style-name="P8"/>
      <text:p text:style-name="P8"/>
      <text:p text:style-name="P8"/>
      <text:p text:style-name="P8"/>
      <text:p text:style-name="P8"/>
      <text:p text:style-name="P8"/>
      <text:p text:style-name="P8"/>
      <text:p text:style-name="P18">La constante de proportionnalité G est appelée « constante de gravitation » ou « constante de Newton » et vaut </text:p>
      <text:p text:style-name="P19">G ~ 6,67 x 10<text:span text:style-name="T12">-11</text:span> m<text:span text:style-name="T12">3</text:span>kg<text:span text:style-name="T12">-1</text:span>s<text:span text:style-name="T12">-2</text:span> (SI)</text:p>
      <text:p text:style-name="P18">On peut recourir à l'analyse dimensionnelle à partir de l'expression de la force d'attraction gravitationnelle pour retrouver l'unité de G.</text:p>
      <text:p text:style-name="P8"/>
      <text:p text:style-name="P22">Remarques :</text:p>
      <text:p text:style-name="P17"/>
      <text:p text:style-name="P18">1 – <text:s/><text:span text:style-name="T8">G</text:span> est une constante fondamentale de la physique au moment où nous parlons. Elle fut mesurée pour la première fois par Cavendish, en 1798.</text:p>
      <text:p text:style-name="P18"/>
      <text:p text:style-name="P13">Les valeurs des constantes fondamentales ne peuvent pas être déduites d'une théorie sous-jacente et sont supposées invariantes dans le temps et dans l'espace. Il existe trois constantes fondamentales à notre époque :</text:p>
      <text:list xml:id="list5124665600769904366" text:style-name="L5">
        <text:list-item>
          <text:p text:style-name="P48">G</text:p>
        </text:list-item>
        <text:list-item>
          <text:p text:style-name="P49">la vitesse de la lumière, <text:span text:style-name="T8">c</text:span></text:p>
        </text:list-item>
        <text:list-item>
          <text:p text:style-name="P49">la constante de Planck, <text:span text:style-name="T8">h</text:span></text:p>
        </text:list-item>
      </text:list>
      <text:p text:style-name="P13">Le statut de la constante de Boltzmann fait débat.</text:p>
      <text:p text:style-name="P17"/>
      <text:p text:style-name="P17">2 – Conceptuellement, on distingue deux types de masses :</text:p>
      <text:p text:style-name="P17"/>
      <text:list xml:id="list5767901330170544887" text:style-name="L6">
        <text:list-item>
          <text:p text:style-name="P32">la masse grave, notée m*, qui traduit la sensibilité d'un corps à l'interaction gravitationnelle. Elle est à l'interaction gravitationnelle ce que la charge électrique est à l'interaction électrostatique. On peut dire qu'elle « crée » une force.</text:p>
        </text:list-item>
        <text:list-item>
          <text:p text:style-name="P32">la masse inerte, notée m, qui traduit la capacité d'un corps à résister à sa mise en mouvement, comme l'indique la seconde loi de Newton,</text:p>
        </text:list-item>
      </text:list>
      <text:p text:style-name="P17"/>
      <text:p text:style-name="P17"><text:tab/>Elle détermine l'accélération communiquée par une force donnée à un corps.</text:p>
      <text:p text:style-name="P17"/>
      <text:p text:style-name="P18">L'expérience montre une égalité de ces deux masses avec une précision relative de 10<text:span text:style-name="T12">-11</text:span>. Ce principe d'équivalence entre masse grave et masse inerte, discuté notamment par Einstein, est un fondement de la théorie de la relativité générale, et est à l'origine d'une réinterprétation de la gravitation comme manifestation d'une déformation de l'espace temps.</text:p>
      <text:p text:style-name="P18"/>
      <text:p text:style-name="P17"/>
      <text:p text:style-name="P17"><text:soft-page-break/></text:p>
      <text:p text:style-name="P14">Une différence entre ces deux masses impliquerait que, dans le vide, un kilo de plume tombe avec une accélération différente d'un kilo de plomb. L'expérience du tube de Newton permet d'illustrer ce principe d'équivalence :</text:p>
      <text:p text:style-name="P18"/>
      <text:p text:style-name="P18"/>
      <text:p text:style-name="P18"/>
      <text:p text:style-name="P18"/>
      <text:p text:style-name="P18"/>
      <text:p text:style-name="P17"/>
      <text:p text:style-name="P17"/>
      <text:p text:style-name="P17"/>
      <text:p text:style-name="P17"/>
      <text:p text:style-name="P17"/>
      <text:p text:style-name="P17"/>
      <text:p text:style-name="P18">3 – Il est important de souligner une analogie profonde entre l'interaction gravitationnelle et l'interaction électrostatique (coulombienne) : toutes deux ayant la même expression mathématique. Il convient de remarquer que l'interaction gravitationnelle est exclusivement attractive, ce qui n'est pas le cas de l'interaction électrostatique qui peut être répulsive ou attractive selon le signe des charges en interaction. Toutes deux satisfont la troisième loi de Newton.</text:p>
      <text:p text:style-name="P17"/>
      <text:p text:style-name="P17">4 – L'intensité de la force exercée par le Soleil sur la Terre est donnée par <text:s/></text:p>
      <text:p text:style-name="P17"/>
      <text:p text:style-name="P17"/>
      <text:p text:style-name="P17"/>
      <text:p text:style-name="P17"/>
      <text:p text:style-name="P17">avec </text:p>
      <text:p text:style-name="P17"/>
      <text:p text:style-name="P17">Comparons les interactions gravitationnelle et électrostatique pour l'atome d'hydrogène :</text:p>
      <text:p text:style-name="P17"/>
      <text:p text:style-name="P17"/>
      <text:p text:style-name="P17"/>
      <text:p text:style-name="P17"/>
      <text:p text:style-name="P17"/>
      <text:p text:style-name="P18">On voit qu'en présence de charges électriques, l'interaction gravitationnelle peut être négligée devant l'interaction coulombienne dans la plupart des cas. A contrario, sur des échelles astronomiques, la matière est globalement neutre et les masses ont des valeurs considérables : c'est donc la gravitation, et non l'interaction électromagnétique, qui régit essentiellement le mouvement des corps dans l'Univers.</text:p>
      <text:p text:style-name="P18"/>
      <text:p text:style-name="P18">5 – La force de gravitation exercée par une masse ponctuelle sur une autre masse ponctuelle est une force centrale (dont la direction passe constamment par le même point) et conservative : elle dérive d'une énergie potentielle E<text:span text:style-name="T4">p</text:span> telle que </text:p>
      <text:p text:style-name="P18"/>
      <text:p text:style-name="P18"/>
      <text:p text:style-name="P18">Le travail qu'elle fournit au corps sur lequel elle s'exerce est nul sur un tour complet, si ce corps décrit une trajectoire fermée.</text:p>
      <text:list xml:id="list6685815369323730978" text:style-name="L7">
        <text:list-header>
          <text:p text:style-name="P33"/>
          <text:p text:style-name="P33"/>
        </text:list-header>
      </text:list>
      <text:p text:style-name="P18"/>
      <text:p text:style-name="P18"/>
      <text:p text:style-name="P17"/>
      <text:p text:style-name="P17"><text:soft-page-break/></text:p>
      <text:p text:style-name="P5">3°) Expérience de Cavendish<text:span text:style-name="T14"> (calcul facultatif, seulement si le temps le permet)</text:span></text:p>
      <text:p text:style-name="P6"/>
      <text:p text:style-name="P7">Cavendish, physicien britannique des XVIIIe et XIXe siècles, est le premier à avoir mesuré la constante G, en utilisant le principe de la balance de torsion, utilisé par Coulomb dans le contexte de l'électrostatique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B/ Démonstration des lois de Kepler</text:p>
      <text:p text:style-name="P8"/>
      <text:p text:style-name="P9">Nous allons maintenant redémontrer les lois de Kepler à partir des théorèmes généraux de la mécanique des systèmes de points matériels. Considérons deux astres : le Soleil de masse m<text:span text:style-name="T4">1</text:span>, et une planète de masse m<text:span text:style-name="T4">2</text:span><text:span text:style-name="T13">. Ces astres sont suffisamment éloignés l'un de l'autre pour qu'on puisse les considérer tous deux comme ponctuels. On repère le Soleil grâce au vecteur </text:span><text:span text:style-name="T8">r</text:span><text:span text:style-name="T5">1</text:span> et la planète grâce au vecteur <text:span text:style-name="T8">r</text:span><text:span text:style-name="T5">2</text:span> <text:span text:style-name="T13">: on travaille dans le repère (Oxyz) associé à un référentiel galiléen R.</text:span></text:p>
      <text:p text:style-name="P8"/>
      <text:p text:style-name="P8"/>
      <text:p text:style-name="P8"/>
      <text:p text:style-name="P8"/>
      <text:p text:style-name="P8"/>
      <text:p text:style-name="P8"/>
      <text:p text:style-name="P8"/>
      <text:p text:style-name="P9">La seule force agissant sur A<text:span text:style-name="T4">1</text:span> (et resp. sur A<text:span text:style-name="T4">2</text:span><text:span text:style-name="T13">)</text:span><text:span text:style-name="T8"> </text:span>est la force de gravitation générée par A<text:span text:style-name="T4">2</text:span> (resp. A<text:span text:style-name="T4">1</text:span>). On note ces forces</text:p>
      <text:p text:style-name="P9"/>
      <text:p text:style-name="P9"/>
      <text:p text:style-name="P9"/>
      <text:p text:style-name="P9">avec <text:span text:style-name="T8">r </text:span>=<text:span text:style-name="T8"> r</text:span><text:span text:style-name="T5">2</text:span><text:span text:style-name="T8"> – r</text:span><text:span text:style-name="T5">1</text:span>.</text:p>
      <text:p text:style-name="P9">Le système est donc mécaniquement isolé.</text:p>
      <text:p text:style-name="P9"/>
      <text:p text:style-name="P3">1°) Le problème à deux corps : se ramener à l'étude du mouvement d'une seule particule</text:p>
      <text:p text:style-name="P9"/>
      <text:p text:style-name="P9">On doit résoudre les équations du mouvement </text:p>
      <text:p text:style-name="P9"/>
      <text:p text:style-name="P9"/>
      <text:p text:style-name="P9"/>
      <text:p text:style-name="P9"/>
      <text:p text:style-name="P9">ce qui est fastidieux par une approche directe. </text:p>
      <text:p text:style-name="P9"/>
      <text:p text:style-name="P9">On va donc utiliser des lois de conservation et les constantes du mouvement associées pour simplifier le problème.</text:p>
      <text:p text:style-name="P9"/>
      <text:p text:style-name="P3"><text:tab/>a/ Quantité de mouvement totale du système</text:p>
      <text:p text:style-name="P9"/>
      <text:p text:style-name="P9">Soit <text:span text:style-name="T8">P</text:span> la quantité de mouvement totale du système dans R :</text:p>
      <text:p text:style-name="P8"/>
      <text:p text:style-name="P8"/>
      <text:p text:style-name="P8"/>
      <text:p text:style-name="P8"/>
      <text:p text:style-name="P8">où le vecteur <text:span text:style-name="T8">R</text:span> défini comme</text:p>
      <text:p text:style-name="P8"/>
      <text:p text:style-name="P8">désigne la position du centre de masse C dans R. </text:p>
      <text:p text:style-name="P8"/>
      <text:p text:style-name="P8"/>
      <text:p text:style-name="P8"/>
      <text:p text:style-name="P9">On montre ainsi que le centre de masse est en mouvement de translation rectiligne uniforme dans R : il est donc intéressant de se placer dans le référentiel du centre de masse pour étudier ce problème, auquel on associe le repère (CXYZ). </text:p>
      <text:p text:style-name="P9"/>
      <text:p text:style-name="P9"><text:soft-page-break/></text:p>
      <text:p text:style-name="P9">Ce référentiel est galiléen (puisqu'en TRU par rapport à un référentiel galiléen) et vérifie</text:p>
      <text:p text:style-name="P8"/>
      <text:p text:style-name="P8">de sorte que <text:s text:c="6"/>= <text:s text:c="1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text:tab/>b/ Moment cinétique dans R*</text:p>
      <text:p text:style-name="P8"/>
      <text:p text:style-name="P8">Dans R*, le moment cinétique total s'écrit, par définition :</text:p>
      <text:p text:style-name="P8"/>
      <text:p text:style-name="P8"/>
      <text:p text:style-name="P8"/>
      <text:p text:style-name="P8"/>
      <text:p text:style-name="P8"/>
      <text:p text:style-name="P8">ce qui correspond au moment cinétique d'une particule fictive de masse µ repérée par <text:span text:style-name="T8">r</text:span> dans R* et animée de la vitesse <text:span text:style-name="T8">v</text:span> définie au paragraphe précédent.</text:p>
      <text:p text:style-name="P8"/>
      <text:p text:style-name="P2"><text:tab/>c/ Énergie cinétique dans R*</text:p>
      <text:p text:style-name="P8"/>
      <text:p text:style-name="P8">Dans R*, l'énergie cinétique totale s'écrit, par définition :</text:p>
      <text:p text:style-name="P2"/>
      <text:p text:style-name="P2"/>
      <text:p text:style-name="P2"/>
      <text:p text:style-name="P2"/>
      <text:p text:style-name="P9">ce qui correspond à l'énergie cinétique d'une particule fictive de masse µ repérée par <text:span text:style-name="T8">r</text:span> dans R* et animée de la vitesse <text:span text:style-name="T8">v </text:span>définie aux deux paragraphes précédents.</text:p>
      <text:p text:style-name="P2"/>
      <text:p text:style-name="P8">On peut étudier le mouvement des deux astres en <text:span text:style-name="T8">le réduisant à celui d'une particule fictive dans le référentiel du centre de masse</text:span>, cette particule étant soumise à la force de gravitation « exercée » par le centre de masse de l'ensemble.</text:p>
      <text:p text:style-name="P8"/>
      <text:p text:style-name="P9"><text:span text:style-name="T8">Le problème à deux corps joue un rôle important en mécanique classique</text:span>. Si on considère le système solaire en le réduisant au Soleil et à ses huit planètes, il est possible, compte tenu de la dissymétrie en terme de masse (M<text:span text:style-name="T4">soleil </text:span>&gt;&gt; M<text:span text:style-name="T4">planètes</text:span>), de simplifier ce problème à 9 corps, en 8 problèmes indépendants à 2 corps, impliquant chacun le Soleil et une planète. L'influence des autres planètes sur le mouvement de la Terre (par exemple) peut être traité comme une perturbation de faible amplitude.</text:p>
      <text:p text:style-name="P8"/>
      <text:p text:style-name="P8"><text:span text:style-name="T15">2°) Point matériel soumis à une force centrale conservative</text:span> </text:p>
      <text:p text:style-name="P8"/>
      <text:p text:style-name="P2"><text:tab/>a/ La force de gravitation est une force centrale</text:p>
      <text:p text:style-name="P8"/>
      <text:p text:style-name="P8">Dans R*, la force de gravitation agissant sur la particule fictive est une force centrale, sa direction</text:p>
      <text:p text:style-name="P8">passant toujours par le centre de masse C :</text:p>
      <text:p text:style-name="P8"/>
      <text:p text:style-name="P8"/>
      <text:p text:style-name="P8"/>
      <text:p text:style-name="P8">Ainsi, le moment de cette force est toujours nul,</text:p>
      <text:p text:style-name="P8"/>
      <text:p text:style-name="P9">impliquant la conservation du moment cinétique dans R* en vertu du théorème du moment cinétique :</text:p>
      <text:p text:style-name="P8"/>
      <text:p text:style-name="P8"/>
      <text:p text:style-name="P8">On en tire deux conclusions :</text:p>
      <text:list xml:id="list9028783280060327888" text:style-name="L8">
        <text:list-item>
          <text:p text:style-name="P43">le mouvement est plan</text:p>
        </text:list-item>
        <text:list-item>
          <text:p text:style-name="P43">la norme du moment cinétique <text:s text:c="9"/>est constante</text:p>
        </text:list-item>
      </text:list>
      <text:p text:style-name="P8"/>
      <text:p text:style-name="P8"><text:soft-page-break/></text:p>
      <text:p text:style-name="P8">Orientons le repère CXYZ de sorte que les axes X et Y soient contenus dans le plan du mouvement (cela n'enlève rien à la généralité de l'étude mais simplifie grandement les calculs) et travaillons en coordonnées polaires (r,<text:span text:style-name="T17">φ</text:span>).</text:p>
      <text:p text:style-name="P8"/>
      <text:p text:style-name="P8"/>
      <text:p text:style-name="P8"/>
      <text:p text:style-name="P8"/>
      <text:p text:style-name="P8"/>
      <text:p text:style-name="P8"/>
      <text:p text:style-name="P8"/>
      <text:p text:style-name="P8"/>
      <text:p text:style-name="P8">Il est donc possible d'écrire<text:span text:style-name="T8"> r </text:span>et <text:span text:style-name="T8">v</text:span> en fonction de la seule variable r.</text:p>
      <text:p text:style-name="P8"/>
      <text:p text:style-name="P2"><text:tab/>b/ La force de gravitation est conservative</text:p>
      <text:p text:style-name="P8"/>
      <text:p text:style-name="P8">Il est possible d'écrire <text:s text:c="11"/>sous la forme du gradient d'une fonction (énergie potentielle E<text:span text:style-name="T4">p</text:span><text:span text:style-name="T13">)</text:span>.</text:p>
      <text:p text:style-name="P8"/>
      <text:p text:style-name="P8"/>
      <text:p text:style-name="P8"/>
      <text:p text:style-name="P8">Ainsi, dans R, l'énergie mécanique s'écrit :</text:p>
      <text:p text:style-name="P8"/>
      <text:p text:style-name="P8"/>
      <text:p text:style-name="P8"/>
      <text:p text:style-name="P8"/>
      <text:p text:style-name="P8"/>
      <text:p text:style-name="P8"/>
      <text:p text:style-name="P8"/>
      <text:p text:style-name="P8"/>
      <text:p text:style-name="P9">Les deux derniers termes de la somme constituent une <text:span text:style-name="T8">énergie potentielle effective</text:span> : tout se passe comme si la particule, dans son mouvement radial, est soumise à deux forces : d'une part la gravitation qui l'attire vers le centre du repère et d'autre par une force centrifuge (d'autant plus intense que la particule fictive tourne vite et est proche du centre du repère).</text:p>
      <text:p text:style-name="P9"/>
      <text:p text:style-name="P9"><text:span text:style-name="T8">Traçons cette énergie potentielle</text:span> effective et <text:span text:style-name="T8">décrivons qualitativement le comportement</text:span> de la particule fictive en fonction de son énergie mécanique :</text:p>
      <text:p text:style-name="P8"/>
      <text:p text:style-name="P8"/>
      <text:p text:style-name="P8"/>
      <text:p text:style-name="P8"/>
      <text:p text:style-name="P8"/>
      <text:p text:style-name="P8"/>
      <text:p text:style-name="P8"/>
      <text:p text:style-name="P8"/>
      <text:p text:style-name="P8"/>
      <text:p text:style-name="P8"/>
      <text:p text:style-name="P8">L'énergie potentielle effective constitue un puits de potentiel et présente une valeur minimale pour une certaine valeur de r, et on peut calculer ces valeurs en résolvant l'équation </text:p>
      <text:p text:style-name="P8"/>
      <text:p text:style-name="P8"/>
      <text:p text:style-name="P8"/>
      <text:p text:style-name="P8"/>
      <text:p text:style-name="P8"><text:soft-page-break/></text:p>
      <text:p text:style-name="P8"/>
      <text:p text:style-name="P8"/>
      <text:p text:style-name="P8"/>
      <text:p text:style-name="P8"/>
      <text:p text:style-name="P8">On distingue alors trois zones sur ce diagramme :</text:p>
      <text:p text:style-name="P8"/>
      <text:p text:style-name="P8"><text:span text:style-name="T10">Cas n°1 :</text:span> E<text:span text:style-name="T4">m</text:span> &lt; min(E<text:span text:style-name="T4">p,eff</text:span>)</text:p>
      <text:p text:style-name="P8">Cette configuration est <text:span text:style-name="T8">impossible</text:span> car elle impliquerait une énergie cinétique négative. On la laisse donc de côté.</text:p>
      <text:p text:style-name="P8"/>
      <text:p text:style-name="P8"><text:span text:style-name="T10">Cas n°2 :</text:span> E<text:span text:style-name="T4">m</text:span> <text:span text:style-name="T18">≥</text:span> 0</text:p>
      <text:p text:style-name="P9">La particule a trop d'énergie pour être piégée par la force de gravitation, cette situation décrit donc un <text:span text:style-name="T8">état libre et un phénomène de diffusion</text:span>. On ne détaillera pas cette situation davantage car elle n'est pas décrite par les lois de Kepler, mais on soulignera que <text:span text:style-name="T8">la trajectoire de la particule fictive est une hyperbole</text:span> (ou une parabole si E<text:span text:style-name="T4">m</text:span> = 0). Le raisonnement est similaire à celui que nous allons mettre en œuvre pour le cas n°3.</text:p>
      <text:p text:style-name="P8"/>
      <text:p text:style-name="P8"><text:span text:style-name="T10">Cas n°3 :</text:span> min(Ep,eff) <text:span text:style-name="T18">≤</text:span> E<text:span text:style-name="T4">m</text:span> &lt; 0</text:p>
      <text:p text:style-name="P9">C'est la configuration d'un <text:span text:style-name="T8">état lié</text:span>, pour lequel <text:span text:style-name="T8">r oscille entre deux valeurs extrêmes</text:span> (distances apsidales). La particule ne peut pas acquérir suffisamment d'énergie cinétique pour s'extraire du puits de potentiel. <text:span text:style-name="T8">Dans le cas du problème de Kepler que nous étudions, la trajectoire est fermée</text:span>.</text:p>
      <text:p text:style-name="P8"/>
      <text:p text:style-name="P8">Remarquons que si <text:s/>E<text:span text:style-name="T4">m = </text:span>min(Ep,eff), </text:p>
      <text:p text:style-name="P8"/>
      <text:p text:style-name="P8"/>
      <text:p text:style-name="P8">ce qui implique une trajectoire circulaire (et donc une valeur unique de r).</text:p>
      <text:p text:style-name="P8"/>
      <text:p text:style-name="P8">Nous allons détailler le cas n°3 et trouver les lois de Kepler dans la section suivante.</text:p>
      <text:p text:style-name="P8"/>
      <text:p text:style-name="P2">3°) Les lois de Kepler</text:p>
      <text:p text:style-name="P8"/>
      <text:p text:style-name="P2"><text:tab/>a/ Démonstration de la première loi : la loi des orbites</text:p>
      <text:p text:style-name="P8"/>
      <text:p text:style-name="P24"><text:span text:style-name="T8">Énoncé :</text:span> « Les planètes du système solaire décrivent des trajectoires elliptiques, dont le Soleil occupe l'un des foyers. »</text:p>
      <text:p text:style-name="P9"/>
      <text:p text:style-name="P9"><text:span text:style-name="T8">Il faut calculer la trajectoire de la particule fictive</text:span> : r(<text:span text:style-name="T17">φ</text:span>) ou <text:span text:style-name="T17">φ</text:span>(r). Plusieurs méthodes étant possibles, nous allons utiliser la <text:span text:style-name="T8">conservation de l'énergie mécanique</text:span>.</text:p>
      <text:p text:style-name="P9"/>
      <text:p text:style-name="P9">Nous avons vu que l'énergie mécanique s'écrivait </text:p>
      <text:p text:style-name="P9"/>
      <text:p text:style-name="P9"/>
      <text:p text:style-name="P9"/>
      <text:p text:style-name="P9">et qu'elle était constante, la force de gravitation étant une force conservative (i.e. dont le travail sur une trajectoire fermée est nul). </text:p>
      <text:p text:style-name="P9">Effectuons le <text:span text:style-name="T8">changement de variable</text:span> suivant :</text:p>
      <text:p text:style-name="P9"/>
      <text:p text:style-name="P8"/>
      <text:p text:style-name="P8"/>
      <text:p text:style-name="P8"/>
      <text:p text:style-name="P8"><text:soft-page-break/></text:p>
      <text:p text:style-name="P8"/>
      <text:p text:style-name="P8"/>
      <text:p text:style-name="P8"/>
      <text:p text:style-name="P8"/>
      <text:p text:style-name="P8"/>
      <text:p text:style-name="P8"><text:span text:style-name="T8">Dérivons par rapport à </text:span><text:span text:style-name="T21">φ</text:span><text:span text:style-name="T17"> l'expression de E</text:span><text:span text:style-name="T6">m</text:span><text:span text:style-name="T17"> :</text:span></text:p>
      <text:p text:style-name="P8"/>
      <text:p text:style-name="P8"/>
      <text:p text:style-name="P8"/>
      <text:p text:style-name="P8"/>
      <text:p text:style-name="P8"/>
      <text:p text:style-name="P9">On trouve une <text:span text:style-name="T8">équation différentielle du second ordre</text:span>, à coefficients et à second membre constants, dont la solution est de la forme</text:p>
      <text:p text:style-name="P9"/>
      <text:p text:style-name="P9"/>
      <text:p text:style-name="P9"/>
      <text:p text:style-name="P9">La valeur de <text:span text:style-name="T17">φ</text:span><text:span text:style-name="T6">0</text:span><text:span text:style-name="T17"> correspond à une condition initiale, mais elle n'influe pas sur la forme de la trajectoire. Compte tenu de l'objectif de ce paragraphe, on peut donc poser φ</text:span><text:span text:style-name="T6">0</text:span><text:span text:style-name="T17"> = 0 sans perdre de généralité. </text:span><text:span text:style-name="T19">En remplaçant u par r, on obtient l'</text:span><text:span text:style-name="T20">équation d'une conique dont l'un des foyers est C</text:span><text:span text:style-name="T19">, le centre de masse du système Soleil/Planète,</text:span></text:p>
      <text:p text:style-name="P26"/>
      <text:p text:style-name="P26"/>
      <text:p text:style-name="P26"/>
      <text:p text:style-name="P26"/>
      <text:p text:style-name="P26"/>
      <text:p text:style-name="P26"/>
      <text:p text:style-name="P25"><text:span text:style-name="T17">de </text:span><text:span text:style-name="T21">paramètre</text:span><text:span text:style-name="T17"> p et d'</text:span><text:span text:style-name="T21">excentricité</text:span><text:span text:style-name="T17"> e, définis tels que</text:span></text:p>
      <text:p text:style-name="P26"/>
      <text:p text:style-name="P26"/>
      <text:p text:style-name="P26"/>
      <text:p text:style-name="P27"/>
      <text:p text:style-name="P27"><text:line-break/>Remarquons que p est homogène à une longueur.</text:p>
      <text:p text:style-name="P27"/>
      <text:p text:style-name="P9"><text:span text:style-name="T17">On peut </text:span><text:span text:style-name="T21">relier e à E</text:span><text:span text:style-name="T7">m</text:span><text:span text:style-name="T17"> :</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Comme <text:s text:c="36"/>les valeurs de e sont comprises entre 0 (inclus) et 1 (exclue).</text:p>
      <text:p text:style-name="P27"/>
      <text:p text:style-name="P9"><text:span text:style-name="T17">Le cas e = 0 (E</text:span><text:span text:style-name="T6">m</text:span><text:span text:style-name="T17"> = <text:s text:c="17"/>= min(E</text:span><text:span text:style-name="T6">p,eff</text:span><text:span text:style-name="T17">)) décrit une trajectoire circulaire comme montré précédemment.</text:span></text:p>
      <text:p text:style-name="P27"/>
      <text:p text:style-name="P27"><text:soft-page-break/></text:p>
      <text:p text:style-name="P9"><text:span text:style-name="T17">Nous allons démontrer que <text:s/></text:span><text:span text:style-name="T21">0 &lt; e &lt; 1</text:span><text:span text:style-name="T17"> correspond à une </text:span><text:span text:style-name="T21">trajectoire elliptique</text:span><text:span text:style-name="T17"> :</text:span></text:p>
      <text:p text:style-name="P27"/>
      <text:p text:style-name="P27"/>
      <text:p text:style-name="P27">Soit X et Y, les coordonnées de la particule fictive dans le repère (CXYZ) (schéma). L'équation de la conique s'écrit donc </text:p>
      <text:p text:style-name="P27"/>
      <text:p text:style-name="P27"/>
      <text:p text:style-name="P27"/>
      <text:p text:style-name="P27"/>
      <text:p text:style-name="P27"/>
      <text:p text:style-name="P27">puisque </text:p>
      <text:p text:style-name="P27"/>
      <text:p text:style-name="P27"/>
      <text:p text:style-name="P27">Ainsi (passer le calcul si manque de temp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On trouve finalement</text:p>
      <text:p text:style-name="P27"/>
      <text:p text:style-name="P27"/>
      <text:p text:style-name="P27"/>
      <text:p text:style-name="P27">que l'on reconnaît comme l'équation d'une ellipse en coordonnées cartésiennes de demi-grand axe a et demi-petit axe b définis tels que :</text:p>
      <text:p text:style-name="P27"/>
      <text:p text:style-name="P27"/>
      <text:p text:style-name="P27"/>
      <text:p text:style-name="P27">Traçons cette trajectoire :</text:p>
      <text:p text:style-name="P27"/>
      <text:p text:style-name="P27"/>
      <text:p text:style-name="P27"/>
      <text:p text:style-name="P27"/>
      <text:p text:style-name="P27"/>
      <text:p text:style-name="P27"/>
      <text:p text:style-name="P27"/>
      <text:p text:style-name="P27"/>
      <text:p text:style-name="P27"/>
      <text:p text:style-name="P9"><text:span text:style-name="T17">Oui mais : la trajectoire elliptique n'est pas celle de la planète mais bien celle de la particule fictive ! On peut remonter de façon générale aux équations de </text:span><text:span text:style-name="T21">r</text:span><text:span text:style-name="T7">1</text:span><text:span text:style-name="T17"> et </text:span><text:span text:style-name="T21">r</text:span><text:span text:style-name="T7">2</text:span><text:span text:style-name="T17"> dans R grâce aux relations </text:span></text:p>
      <text:p text:style-name="P27"/>
      <text:p text:style-name="P27"/>
      <text:p text:style-name="P27"/>
      <text:p text:style-name="P27"/>
      <text:p text:style-name="P27"/>
      <text:p text:style-name="P27"><text:soft-page-break/></text:p>
      <text:p text:style-name="P9"><text:span text:style-name="T17">En fait, le système Soleil/Planète correspond à une situation pour laquelle m</text:span><text:span text:style-name="T6">1</text:span><text:span text:style-name="T17"> &gt;&gt; m</text:span><text:span text:style-name="T6">2</text:span><text:span text:style-name="T17">. Dans ce cas, la masse réduite devient :</text:span></text:p>
      <text:p text:style-name="P27"/>
      <text:p text:style-name="P27"/>
      <text:p text:style-name="P27"/>
      <text:p text:style-name="P27"/>
      <text:p text:style-name="P9"><text:span text:style-name="T17">et les expressions de </text:span><text:span text:style-name="T21">r</text:span><text:span text:style-name="T7">1</text:span><text:span text:style-name="T21"> </text:span><text:span text:style-name="T17">et</text:span><text:span text:style-name="T21"> r</text:span><text:span text:style-name="T7">2</text:span><text:span text:style-name="T17"> deviennent :</text:span></text:p>
      <text:p text:style-name="P27"/>
      <text:p text:style-name="P27"/>
      <text:p text:style-name="P27"/>
      <text:p text:style-name="P27"/>
      <text:p text:style-name="P27">La particule fictive se confond avec l'objet de faible masse (la planète) alors que le centre de masse se confond avec l'objet le plus lourd (le Soleil), d'où les trajectoires elliptiques mesurées par Kepler et sa première loi.</text:p>
      <text:p text:style-name="P27"/>
      <text:p text:style-name="P2"><text:tab/>b/ Démonstration de la deuxième loi : loi des aires</text:p>
      <text:p text:style-name="P8"/>
      <text:p text:style-name="P24"><text:span text:style-name="T8">Énoncé :</text:span> « Le mouvement de chaque planète est tel que le segment de droite reliant le Soleil et la planète balaie des aires égales pendant des durées égales. »</text:p>
      <text:p text:style-name="P28"/>
      <text:p text:style-name="P8">Cette démonstration est bien plus rapide. On définit la vitesse aréolaire comme étant la quantité </text:p>
      <text:p text:style-name="P23"/>
      <text:p text:style-name="P9"/>
      <text:p text:style-name="P9"/>
      <text:p text:style-name="P8">où dS désigne la surface balayée par le vecteur <text:span text:style-name="T8">r </text:span>pendant la durée élémentaire dt. On peut évaluer cette surface en s'appuyant sur le schéma ci-dessous :</text:p>
      <text:p text:style-name="P8"/>
      <text:p text:style-name="P8"/>
      <text:p text:style-name="P8"/>
      <text:p text:style-name="P8"/>
      <text:p text:style-name="P8"/>
      <text:p text:style-name="P8">Ainsi, la vitesse aréolaire s'écrit </text:p>
      <text:p text:style-name="P8"/>
      <text:p text:style-name="P8"/>
      <text:p text:style-name="P8">et est donc constante, en vertu de la conservation du moment cinétique. On vient de démontrer la deuxième loi de Kepler.</text:p>
      <text:p text:style-name="P8"/>
      <text:p text:style-name="P2"><text:tab/>c/ Démonstration de la troisième loi : loi des périodes</text:p>
      <text:p text:style-name="P8"/>
      <text:p text:style-name="P24"><text:span text:style-name="T8">Énoncé : </text:span>« Pour toutes les planètes, le rapport entre le cube du demi grand axe de la trajectoire et le carré de la période de révolution est le même. Cette constante ne dépend pas de la masse de la planète. »</text:p>
      <text:p text:style-name="P8"/>
      <text:p text:style-name="P8">La vitesse aréolaire étant constante durant tout le mouvement, on peut écrire</text:p>
      <text:p text:style-name="P8"/>
      <text:p text:style-name="P8"/>
      <text:p text:style-name="P8"/>
      <text:p text:style-name="P8"/>
      <text:p text:style-name="P8"/>
      <text:p text:style-name="P8"/>
      <text:p text:style-name="P8"/>
      <text:p text:style-name="P8"><text:soft-page-break/>On remplace b par son expression en fonction de a, puis e par son expression en fonction de p et a. </text:p>
      <text:p text:style-name="P8"/>
      <text:p text:style-name="P8"/>
      <text:p text:style-name="P8"/>
      <text:p text:style-name="P8"/>
      <text:p text:style-name="P8">On remplace p par sa définition puis on élève au carré :</text:p>
      <text:p text:style-name="P8"/>
      <text:p text:style-name="P8"/>
      <text:p text:style-name="P8"/>
      <text:p text:style-name="P8">D'où la troisième loi de Kepler : le rapport est bien constant, et il ne dépend pas de la masse de la planète considérée dans la limite m<text:span text:style-name="T4">1 </text:span>&gt;&gt; m<text:span text:style-name="T4">2</text:span> .</text:p>
      <text:p text:style-name="P8"/>
      <text:p text:style-name="P8"/>
      <text:p text:style-name="P8"/>
      <text:p text:style-name="P1">C/ Applications</text:p>
      <text:p text:style-name="P8"/>
      <text:p text:style-name="P16"><text:tab/>a/ Vitesse de libération et notion de trou noir classique</text:p>
      <text:p text:style-name="P17"/>
      <text:p text:style-name="P17"><text:span text:style-name="T10">Vitesse de libération (ou vitesse d'évasion)</text:span> : vitesse minimale pour laquelle la particule fictive est libérée de l'attraction gravitationnelle. Dans la limite m1 &gt;&gt; m2, c'est la vitesse que doit avoir l'objet A2 pour échapper à l'objet A1. Cette situation correspond à Em = 0 :</text:p>
      <text:p text:style-name="P17"/>
      <text:p text:style-name="P17"/>
      <text:p text:style-name="P17"/>
      <text:p text:style-name="P17"/>
      <text:p text:style-name="P17"/>
      <text:p text:style-name="P17"/>
      <text:p text:style-name="P17"/>
      <text:p text:style-name="P17">Exemple : vitesse d'évasion de la Terre par rapport au Soleil</text:p>
      <text:p text:style-name="P17"/>
      <text:p text:style-name="P17"/>
      <text:p text:style-name="P17"/>
      <text:p text:style-name="P17"/>
      <text:p text:style-name="P17"/>
      <text:p text:style-name="P17"/>
      <text:p text:style-name="P17">Trou noir classique : distribution de masse sphérique de rayon r telle que v<text:span text:style-name="T4">lib</text:span> = c. </text:p>
      <text:p text:style-name="P17">On a donc la condition :</text:p>
      <text:p text:style-name="P17"/>
      <text:p text:style-name="P17"/>
      <text:p text:style-name="P17"/>
      <text:p text:style-name="P17">La valeur de r satisfaisant cette condition est notée r<text:span text:style-name="T4">s</text:span> et est appelée rayon de Schwarzschild.</text:p>
      <text:p text:style-name="P17"/>
      <text:p text:style-name="P17">Exemple : rayon de Schwarzschild du Soleil</text:p>
      <text:p text:style-name="P17"/>
      <text:p text:style-name="P17"/>
      <text:p text:style-name="P18"/>
      <text:p text:style-name="P18"/>
      <text:p text:style-name="P18"/>
      <text:p text:style-name="P18">Cette expression ne tient évidemment pas compte des effets relativistes qui sont incontournables dès lors que l'on parle de trous noirs.</text:p>
      <text:p text:style-name="P17"/>
      <text:p text:style-name="P17"/>
      <text:p text:style-name="P16"><text:soft-page-break/><text:tab/>b/ Vitesse de satellisation</text:p>
      <text:p text:style-name="P18"/>
      <text:p text:style-name="P18">Vitesse de satellisation : vitesse pour laquelle un satellite artificiel a une trajectoire circulaire (le mouvement est donc circulaire uniforme) à une distance r<text:span text:style-name="T4">0</text:span> du centre de la Terre. On se place dans la limite m<text:span text:style-name="T4">1</text:span> &gt;&gt; m<text:span text:style-name="T4">2</text:span>, de sorte que la particule fictive se confond avec le satellite. </text:p>
      <text:p text:style-name="P18"/>
      <text:p text:style-name="P18"/>
      <text:p text:style-name="P18">On a montré que la trajectoire était circulaire pour E<text:span text:style-name="T4">m</text:span> = min(E<text:span text:style-name="T4">p,eff</text:span>), correspondant à </text:p>
      <text:p text:style-name="P18"/>
      <text:p text:style-name="P18">r<text:span text:style-name="T4">0</text:span> = </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oft-page-break/><text:span text:style-name="T23">II – LE CHA</text:span>MP GRAVITATIONNEL</text:p>
      <text:p text:style-name="P8"/>
      <text:p text:style-name="P9">Nous avons vu que les <text:span text:style-name="T8">forces de gravitation étaient souvent négligeables</text:span> par rapport aux forces d'origine électromagnétique, <text:span text:style-name="T8">sauf en présence de masses considérables.</text:span> De tels objets sont souvent volumineux et de forme plus ou moins irrégulière, et donc ne sont rigoureusement <text:span text:style-name="T8">assimilables à des points matériels que lorsqu'on les observe à une distance suffisante </text:span>(sauf cas particuliers). Comment faire pour mettre en équations l'interaction gravitationnelle réunissant des corps matériels de taille finie <text:span text:style-name="T8">lorsqu'ils sont trop proches l'un de l'autre pour pouvoir être considérés comme ponctuels </text:span>? Cette partie fera également l'objet de l'introduction des notions de champ et de potentiel gravitationnels, par analogie avec l'électrostatique.</text:p>
      <text:p text:style-name="P9"/>
      <text:p text:style-name="P1">A/ Champ et potentiel de gravitation</text:p>
      <text:p text:style-name="P2"/>
      <text:p text:style-name="P9">Soit un corps matériel de taille finie. On peut le représenter comme un ensemble de points matériels {P<text:span text:style-name="T4">i</text:span>}, de masses {m<text:span text:style-name="T4">i</text:span>} et de positions {<text:span text:style-name="T8">r</text:span><text:span text:style-name="T5">i</text:span> = <text:span text:style-name="T8">OP</text:span><text:span text:style-name="T5">i</text:span>}. Soit un point matériel A, de masse m, repéré par la position <text:span text:style-name="T8">r</text:span><text:span text:style-name="T8"> </text:span>= <text:span text:style-name="T8">OA</text:span>. La force exercée par le corps matériel sur A s'écrit :</text:p>
      <text:p text:style-name="P9"/>
      <text:p text:style-name="P8"/>
      <text:p text:style-name="P2"/>
      <text:p text:style-name="P2">1°) Champ gravitationnel</text:p>
      <text:p text:style-name="P9"/>
      <text:p text:style-name="P9">On définit le <text:span text:style-name="T8">champ gravitationnel <text:s text:c="7"/>produit par le corps matériel</text:span> comme la force de gravitation qu'il exerce sur A par unité de masse :</text:p>
      <text:p text:style-name="P9"/>
      <text:p text:style-name="P9"/>
      <text:p text:style-name="P9"/>
      <text:p text:style-name="P9">Si on modélise le corps matériel par une distribution de masse continue, le champ gravitationnel généré par le corps matériel au point A s'écrit finalement :</text:p>
      <text:p text:style-name="P9"/>
      <text:p text:style-name="P9"/>
      <text:p text:style-name="P9"/>
      <text:p text:style-name="P9">De façon analogue à ce qui est fait en électrostatique, on remplace la somme sur i par une intégrale portant sur le volume V du corps matériel. La quantité <text:span text:style-name="T21">ρ</text:span><text:span text:style-name="T25">dV </text:span><text:span text:style-name="T8">représente la masse d'un élément de volume</text:span> dV = d<text:span text:style-name="T12">3</text:span><text:span text:style-name="T8">r</text:span>' centré au point <text:span text:style-name="T8">r', </text:span>et <text:span text:style-name="T8"><text:s/></text:span><text:span text:style-name="T21">ρ</text:span><text:span text:style-name="T8"> désigne la densité volumique de masse</text:span> du corps matériel.</text:p>
      <text:p text:style-name="P9">Il est important de noter que <text:s text:c="5"/>est indépendant de la masse « test » subissant la force de gravitation. Le champ de gravitation peut donc être vu comme une propriété du corps matériel.</text:p>
      <text:p text:style-name="P8"/>
      <text:p text:style-name="P2">2°) Potentiel de gravitation</text:p>
      <text:p text:style-name="P8"/>
      <text:p text:style-name="P9">La force de gravitation étant une force conservative, il est possible de définir une énergie potentielle de gravitation, telle que</text:p>
      <text:p text:style-name="P9"/>
      <text:p text:style-name="P9"/>
      <text:p text:style-name="P9"/>
      <text:p text:style-name="P9"/>
      <text:p text:style-name="P9">On définit le <text:span text:style-name="T8">potentiel de gravitation généré par le système de points matériel </text:span>comme</text:p>
      <text:p text:style-name="P9"/>
      <text:p text:style-name="P9"/>
      <text:p text:style-name="P9">ou, dans une modélisation continue, comme </text:p>
      <text:p text:style-name="P9"/>
      <text:p text:style-name="P9"/>
      <text:p text:style-name="P2"><text:soft-page-break/>3°) Relation entre champ et potentiel</text:p>
      <text:p text:style-name="P8"/>
      <text:p text:style-name="P2">a/ Forme locale</text:p>
      <text:p text:style-name="P8"/>
      <text:p text:style-name="P8">On peut établir une relation directe entre le potentiel et le champ de gravitation en divisant l'équation <text:s text:c="6"/>par m :</text:p>
      <text:p text:style-name="P8"/>
      <text:p text:style-name="P8"/>
      <text:p text:style-name="P8"/>
      <text:p text:style-name="P22">Remarques : </text:p>
      <text:p text:style-name="P8"/>
      <text:p text:style-name="P8">1 – Comme <text:s text:c="18"/>= 0, le champ de gravitation est irrotationnel, donc</text:p>
      <text:p text:style-name="P8">2 – Cette relation est valable en tout point de l'espace, d'où son caractère local</text:p>
      <text:p text:style-name="P8">3 – On voit que le champ de gravitation est toujours dirigé vers les potentiels décroissants.</text:p>
      <text:p text:style-name="P8"/>
      <text:p text:style-name="P2">b/ Forme globale</text:p>
      <text:p text:style-name="P8"/>
      <text:p text:style-name="P8">Calculons le produit scalaire de l'équation <text:s text:c="4"/>par l'élément de longueur d<text:span text:style-name="T8">r </text:span>puis intégrons par rapport à<text:span text:style-name="T8"> r </text:span>:</text:p>
      <text:p text:style-name="P8"/>
      <text:p text:style-name="P8"/>
      <text:p text:style-name="P8">d'où</text:p>
      <text:p text:style-name="P8"/>
      <text:p text:style-name="P8"/>
      <text:p text:style-name="P8">et donc, entre deux points A et B quelconques <text:s/></text:p>
      <text:p text:style-name="P8"/>
      <text:p text:style-name="P9">La <text:span text:style-name="T8">différence de potentiel</text:span> entre deux points correspond à la <text:span text:style-name="T8">circulation du champ</text:span> de gravitation entre ces deux points. Elle <text:span text:style-name="T8">ne dépend pas de la trajectoire considérée</text:span>, puisque la force de gravitation, et par extension le champ, sont conservatifs. Ainsi, <text:span text:style-name="T8">sur une trajectoire fermée, la circulation de <text:s text:c="6"/>est nulle</text:span>.</text:p>
      <text:p text:style-name="P9"><text:s text:c="2"/></text:p>
      <text:p text:style-name="P2">4°) Éléments de structure</text:p>
      <text:p text:style-name="P8"/>
      <text:p text:style-name="P2"><text:tab/>a/ Lignes de champ</text:p>
      <text:p text:style-name="P8"/>
      <text:p text:style-name="P8">Les lignes de champ sont les courbes qui, en chaque point, sont tangentes au champ <text:s text:c="7"/>. </text:p>
      <text:p text:style-name="P8"/>
      <text:p text:style-name="P8">Elles vérifient donc l'équation :</text:p>
      <text:p text:style-name="P8"/>
      <text:p text:style-name="P8"/>
      <text:p text:style-name="P8"/>
      <text:p text:style-name="P2"><text:tab/>b/ Surfaces équipotentielles</text:p>
      <text:p text:style-name="P8"/>
      <text:p text:style-name="P8">Les surfaces équipotentielles sont les ensembles de points tels que le potentiel a une valeur constante. Ainsi, lors d'un déplacement <text:s/>d<text:span text:style-name="T8">r sur une telle surface,</text:span></text:p>
      <text:p text:style-name="P8"/>
      <text:p text:style-name="P8"/>
      <text:p text:style-name="P8"/>
      <text:p text:style-name="P8"/>
      <text:p text:style-name="P8"/>
      <text:p text:style-name="P8">Le champ de gravitation est donc normal en tout point d'une surface équipotentielle.</text:p>
      <text:p text:style-name="P8"/>
      <text:p text:style-name="P1"><text:soft-page-break/>B/ Théorème de Gauss</text:p>
      <text:p text:style-name="P8"/>
      <text:p text:style-name="P2">1°) Forme globale</text:p>
      <text:p text:style-name="P8"/>
      <text:p text:style-name="P8">Le flux du champ de gravitation à travers une surface fermée S s'écrit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2°) Forme locale</text:p>
      <text:p text:style-name="P8"/>
      <text:p text:style-name="P8"/>
      <text:p text:style-name="P8"/>
      <text:p text:style-name="P8"/>
      <text:p text:style-name="P8"/>
      <text:p text:style-name="P8"/>
      <text:p text:style-name="P2">3°) Équation de Poisson</text:p>
      <text:p text:style-name="P8"/>
      <text:p text:style-name="P8"/>
      <text:p text:style-name="P8"/>
      <text:p text:style-name="P8"/>
      <text:p text:style-name="P8"/>
      <text:p text:style-name="P8"/>
      <text:p text:style-name="P8"/>
      <text:p text:style-name="P1"><text:soft-page-break/>C/ Calcul de champs et de potentiels</text:p>
      <text:p text:style-name="P17"/>
      <text:p text:style-name="P16">1°) Méthode</text:p>
      <text:p text:style-name="P17"/>
      <text:p text:style-name="P17">Pour calculer le champ et le potentiel produits par une distribution de masse, deux possibilités s'offrent à nous :</text:p>
      <text:list xml:id="list8714138671631135583" text:style-name="L9">
        <text:list-item>
          <text:p text:style-name="P34">soit la distribution de masse présente suffisamment d'éléments de symétrie pour que l'application du théorème de Gauss soit aisée, auquel cas on calcule d'abord le champ (Eq <text:s text:c="3"/>), puis ensuite le potentiel (Eq <text:s text:c="2"/>).</text:p>
        </text:list-item>
        <text:list-item>
          <text:p text:style-name="P34">soit la distribution a une forme trop peu symétrique, alors il est préférable de calculer directement le potentiel (Eq <text:s text:c="4"/>), qui est un scalaire, puis d'en déduire le champ (Eq <text:s text:c="3"/>) </text:p>
        </text:list-item>
      </text:list>
      <text:p text:style-name="P17"/>
      <text:p text:style-name="P17">Le principe de Curie, reliant la symétrie des causes (i.e. la distribution de masse) à la symétrie des effets (i.e. le champ et le potentiel) s'applique comme pour le champ électrostatique.</text:p>
      <text:p text:style-name="P17"/>
      <text:p text:style-name="P16">2°) Cas idéal : distribution de masse de symétrie sphérique</text:p>
      <text:p text:style-name="P18"/>
      <text:p text:style-name="P18">Modélisons le Soleil par une boule de masse homogène, de rayon R et de masse M et calculons le champ gravitationnel qu'il génère en tout point de l'espace.</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6">3°) Cas général : développement multipolaire du potentiel de gravitatio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III – QUELQUES APPLICATIONS EN DYNAMIQUE TERRESTRE</text:p>
      <text:p text:style-name="P8"/>
      <text:p text:style-name="P2">A/ La pesanteur</text:p>
      <text:p text:style-name="P8"/>
      <text:p text:style-name="P8">Expérimentalement, le poids d'un point matériel est défini comme la force opposée à celle qui le maintient en équilibre dans un référentiel terrestre R. Ce référentiel, parfois appelé référentiel du laboratoire, n'est pas un référentiel galiléen. La meilleure approximation de référentiel galiléen à notre disposition est le référentiel héliocentrique</text:p>
      <text:p text:style-name="P8"/>
      <text:p text:style-name="P8"/>
      <text:p text:style-name="P16">1°) Définition</text:p>
      <text:list xml:id="list2180464750579540748" text:style-name="L10">
        <text:list-item>
          <text:p text:style-name="P35">Définition locale de la verticale</text:p>
        </text:list-item>
        <text:list-item>
          <text:p text:style-name="P35">Valeurs moyennes de g sur Terre, sur la Lune, sur Mars</text:p>
        </text:list-item>
      </text:list>
      <text:p text:style-name="P17"/>
      <text:p text:style-name="P20"><text:span text:style-name="T16">2°) Mesure de g</text:span><text:span text:style-name="T1"> </text:span></text:p>
      <text:list xml:id="list1379184182413248962" text:style-name="L11">
        <text:list-item>
          <text:p text:style-name="P44">Réaliser l'expérience du pendule simple</text:p>
        </text:list-item>
      </text:list>
      <text:list xml:id="list3028535608776748850" text:style-name="L12">
        <text:list-item>
          <text:p text:style-name="P45">Variation du champ de pesanteur en fonction de l'altitude et de la composition des sols</text:p>
        </text:list-item>
      </text:list>
      <text:p text:style-name="P8"/>
      <text:p text:style-name="P2">B/ Les marées</text:p>
      <text:p text:style-name="P8"/>
      <text:list xml:id="list2393207486602086382" text:style-name="L13">
        <text:list-item>
          <text:p text:style-name="P46">Mise en évidence du terme de marée</text:p>
        </text:list-item>
        <text:list-item>
          <text:p text:style-name="P46">Deux marées par jour</text:p>
        </text:list-item>
      </text:list>
      <text:p text:style-name="P8"/>
      <text:p text:style-name="P8"/>
      <text:p text:style-name="P15">C/ Notions de gravimétrie (bonus)</text:p>
      <text:p text:style-name="P12"/>
      <text:list xml:id="list3233415080512015070" text:style-name="L14">
        <text:list-item>
          <text:p text:style-name="P51">Gravimètre à ressort</text:p>
        </text:list-item>
      </text:list>
      <text:list xml:id="list6250824919514756197" text:style-name="L15">
        <text:list-item>
          <text:p text:style-name="P52">Gravimétrie spatiale</text:p>
        </text:list-item>
      </text:list>
      <text:list xml:id="list3280339983520446893" text:style-name="L16">
        <text:list-item>
          <text:p text:style-name="P53">Anomalie de Bouguer</text:p>
        </text:list-item>
      </text:list>
      <text:list xml:id="list1127193182266476133" text:style-name="L17">
        <text:list-item>
          <text:p text:style-name="P54">Importance pratique de la gravimétri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1">CONCLUSION</text:p>
      <text:p text:style-name="P9"/>
      <text:p text:style-name="P9">Plusieurs problèmes sont apparus à la fin du XIX<text:span text:style-name="T12">e</text:span> siècle et au début du XX<text:span text:style-name="T12">e </text:span>avec la théorie newtonienne de la gravitation. On citera notamment son incapacité à prédire certaines observations astronomiques, par exemple le problème de l'avance du périhélie de Mercure. La trajectoire d'une planète autour du Soleil n'est pas invariante dans le temps. Le périhélie (point où la planète est la plus proche du Soleil) se déplace lentement au fil des siècles. Le désaccord entre observation et la théorie newtonienne est d'autant plus prononcé que la planète se trouve proche du Soleil. Ce phénomène a plusieurs causes, notamment l'attraction de la planète test par les autres corps du système solaire. Urbain Le Verrier a établi la théorie de l'orbite de Mercure en tenant compte des perturbations dues à d'autres planètes, et a montré l'existence d'un désaccord résiduel entre l'observation et son modèle plus complet. La prise en compte d'effets relativistes permet d'obtenir un accord avec les relevés. Une description plus exhaustive de la gravitation requiert l'utilisation de la théorie de la relativité générale publiée par Albert Einstein en 1915. Ce dernier a notamment prédit l'existence d'ondes gravitationnelles en 1916, soit un siècle avant leur observation en laboratoire, en 2015 par les chercheurs du LIGO aux États-Unis.</text:p>
      <text:p text:style-name="P9"/>
      <text:p text:style-name="P11">On citera enfin la nécessaire prise en compte des effets relativistes (effet Doppler relativiste, dilatation des durées, <text:s/>effet Sagnac ...) pour faire fonctionner le GPS correctement.</text:p>
      <text:p text:style-name="P9"/>
      <text:p text:style-name="P9">La théorie newtonienne reste cependant très utile tant que les vitesses et le champ de gravitation ambiants restent de faible ampleur, ce qui est le cas pour de nombreuses applications pratiques.</text:p>
      <text:p text:style-name="P9"/>
      <text:p text:style-name="P9">La gravitation est un phénomène physique qu'il convient de modéliser avec plus ou moins de précision (théorie newtonienne, relativité générale, et peut-être une nouvelle théorie dans les décennies à venir) en fonction de l'objectif à atteindre.</text:p>
      <text:p text:style-name="P9"/>
      <text:p text:style-name="P8"/>
      <text:p text:style-name="P13"/>
      <text:list xml:id="list4714239765546295764" text:style-name="L18">
        <text:list-header>
          <text:p text:style-name="P50">Remarque historique : modèle de Bohr-Sommerfeld =&gt; interaction électromagnétique en 1/r^2, donc analogie avec les lois de Kepler et prévision d'orbites elliptiques (et, cas particulier, circulaires)</text:p>
        </text:list-header>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eu Sarrat</meta:initial-creator>
    <meta:creation-date>2018-05-24T09:04:44.59</meta:creation-date>
    <dc:date>2018-06-02T09:47:13.03</dc:date>
    <dc:creator>Mathieu Sarrat</dc:creator>
    <meta:editing-duration>PT11H17M27S</meta:editing-duration>
    <meta:editing-cycles>16</meta:editing-cycles>
    <meta:generator>OpenOffice/4.1.1$Win32 OpenOffice.org_project/411m6$Build-9775</meta:generator>
    <meta:document-statistic meta:table-count="0" meta:image-count="0" meta:object-count="0" meta:page-count="22" meta:paragraph-count="222" meta:word-count="4118" meta:character-count="24893"/>
  </office:meta>
</office:document-meta>
</file>